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Oleg9791/HOMEPRACTICE/tree/master/17.04.2021" text:style-name="Internet_20_link" text:visited-style-name="Visited_20_Internet_20_Link">HOMEPRACTICE/17.04.2021 at master · Oleg9791/HOMEPRACTICE · GitHub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8T13:49:58.710000000</meta:creation-date>
    <dc:date>2021-04-18T13:51:08.746000000</dc:date>
    <meta:editing-duration>PT1M11S</meta:editing-duration>
    <meta:editing-cycles>1</meta:editing-cycles>
    <meta:document-statistic meta:table-count="0" meta:image-count="0" meta:object-count="0" meta:page-count="1" meta:paragraph-count="1" meta:word-count="7" meta:character-count="67" meta:non-whitespace-character-count="60"/>
    <meta:generator>LibreOffice/6.3.5.2$Windows_X86_64 LibreOffice_project/dd0751754f11728f69b42ee2af66670068624673</meta:generator>
  </office:meta>
</office:document-meta>
</file>